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999999" draw:marker-start-width="0.305cm" draw:marker-end-width="0.305cm" draw:fill="none" draw:textarea-horizontal-align="justify" draw:textarea-vertical-align="top" draw:auto-grow-height="false" fo:min-height="3.994cm" fo:min-width="5.522cm" fo:padding-top="0.162cm" fo:padding-bottom="0.162cm" fo:padding-left="0.287cm" fo:padding-right="0.287cm" draw:shadow="hidden"/>
      <style:paragraph-properties style:writing-mode="lr-tb"/>
    </style:style>
    <style:style style:name="gr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3" style:family="graphic" style:parent-style-name="standard">
      <style:graphic-properties draw:stroke="none" svg:stroke-width="0.076cm" svg:stroke-color="#5983b0" draw:marker-start="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4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5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opacity="100%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6" style:family="graphic" style:parent-style-name="objectwithoutfill">
      <style:graphic-properties svg:stroke-width="0.076cm" svg:stroke-color="#5983b0" draw:marker-start-width="0.305cm" draw:marker-end="Rounded_20_large_20_Arrow" draw:marker-end-width="0.305cm" svg:stroke-linecap="round" draw:fill="solid" draw:fill-color="#5983b0" draw:textarea-vertical-align="middle" fo:padding-top="0.163cm" fo:padding-bottom="0.163cm" fo:padding-left="0.288cm" fo:padding-right="0.288cm" draw:shadow="hidden"/>
    </style:style>
    <style:style style:name="gr7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2.083cm" fo:min-width="4.881cm" fo:padding-top="0.162cm" fo:padding-bottom="0.162cm" fo:padding-left="0.287cm" fo:padding-right="0.287cm" draw:shadow="hidden"/>
      <style:paragraph-properties style:writing-mode="lr-tb"/>
    </style:style>
    <style:style style:name="gr8" style:family="graphic" style:parent-style-name="objectwithoutfill">
      <style:graphic-properties svg:stroke-width="0.076cm" svg:stroke-color="#5983b0" draw:marker-start-width="0.305cm" draw:marker-end="Rounded_20_large_20_Arrow" draw:marker-end-width="0.305cm" draw:fill="solid" draw:fill-color="#5983b0" draw:textarea-vertical-align="middle" fo:padding-top="0.163cm" fo:padding-bottom="0.163cm" fo:padding-left="0.288cm" fo:padding-right="0.288cm" draw:shadow="hidden"/>
    </style:style>
    <style:style style:name="gr9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0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1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P1" style:family="paragraph">
      <style:paragraph-properties fo:text-align="start"/>
      <style:text-properties fo:color="#999999" style:font-name="DejaVu Sans"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start"/>
      <style:text-properties fo:color="#999999" style:font-name="DejaVu San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="gradient" draw:fill-color="#4392af" draw:fill-gradient-name="Pastel_20_Bouquet"/>
      <style:paragraph-properties fo:text-align="center"/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P5" style:family="paragraph">
      <style:paragraph-properties fo:text-align="center"/>
      <style:text-properties fo:color="#333333"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333333" fo:font-size="10pt"/>
    </style:style>
    <style:style style:name="P7" style:family="paragraph">
      <loext:graphic-properties draw:fill="gradient" draw:fill-color="#4392af" draw:fill-gradient-name="Pastel_20_Bouquet"/>
      <style:paragraph-properties fo:text-align="center"/>
      <style:text-properties fo:color="#333333" fo:font-size="10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P9" style:family="paragraph">
      <loext:graphic-properties draw:fill="gradient" draw:fill-color="#4392af" draw:fill-gradient-name="Pastel_20_Bouquet" draw:opacity="100%"/>
      <style:paragraph-properties fo:margin-left="0cm" fo:margin-right="0cm" fo:margin-top="0cm" fo:margin-bottom="0cm" fo:line-height="100%" fo:text-align="center" fo:text-indent="0cm"/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P10" style:family="paragraph">
      <loext:graphic-properties draw:fill="solid" draw:fill-color="#5983b0"/>
      <style:paragraph-properties fo:text-align="center"/>
      <style:text-properties fo:color="#5983b0"/>
    </style:style>
    <style:style style:name="P11" style:family="paragraph">
      <style:paragraph-properties fo:text-align="center"/>
      <style:text-properties fo:color="#333333" style:font-name="DejaVu Sans" fo:font-size="20pt" fo:font-weight="bold" style:letter-kerning="true" style:font-name-asian="Noto Sans CJK SC" style:font-size-asian="20pt" style:font-weight-asian="bold" style:font-name-complex="Lohit Devanagari" style:font-size-complex="20pt" style:font-weight-complex="bold"/>
    </style:style>
    <style:style style:name="P12" style:family="paragraph">
      <loext:graphic-properties draw:fill="gradient" draw:fill-color="#4392af" draw:fill-gradient-name="Pastel_20_Bouquet"/>
      <style:paragraph-properties fo:text-align="center"/>
      <style:text-properties fo:color="#333333" style:font-name="DejaVu Sans" fo:font-size="20pt" fo:font-weight="bold" style:letter-kerning="true" style:font-name-asian="Noto Sans CJK SC" style:font-size-asian="20pt" style:font-weight-asian="bold" style:font-name-complex="Lohit Devanagari" style:font-size-complex="20pt" style:font-weight-complex="bold"/>
    </style:style>
    <style:style style:name="P13" style:family="paragraph">
      <loext:graphic-properties draw:fill="solid" draw:fill-color="#5983b0"/>
      <style:paragraph-properties fo:text-align="center"/>
    </style:style>
    <style:style style:name="P14" style:family="paragraph">
      <loext:graphic-properties draw:fill="gradient" draw:fill-color="#4392af" draw:fill-gradient-name="Pastel_20_Bouquet"/>
      <style:paragraph-properties fo:text-align="center"/>
      <style:text-properties fo:color="#666666" style:font-name="Liberation Sans" fo:font-size="10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fo:color="#999999"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333333" style:font-name="DejaVu Sans" fo:font-weight="bold" style:font-weight-asian="bold" style:font-weight-complex="bold"/>
    </style:style>
    <style:style style:name="T3" style:family="text">
      <style:text-properties fo:color="#333333" fo:font-weight="bold" style:font-weight-asian="bold" style:font-weight-complex="bold"/>
    </style:style>
    <style:style style:name="T4" style:family="text">
      <style:text-properties fo:color="#333333" fo:font-size="10pt" fo:font-weight="normal" style:font-weight-asian="normal" style:font-weight-complex="normal"/>
    </style:style>
    <style:style style:name="T5" style:family="text">
      <style:text-properties fo:color="#333333"/>
    </style:style>
    <style:style style:name="T6" style:family="text">
      <style:text-properties fo:color="#333333" style:font-name="DejaVu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96cm" svg:height="4.318cm" svg:x="19.542cm" svg:y="7.604cm">
          <text:p text:style-name="P1"><text:span text:style-name="T1">virtualenv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67cm" svg:height="1.867cm" svg:x="21.063cm" svg:y="8.83cm">
          <text:p text:style-name="P3">Installed project<text:line-break/>and dependenci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826cm" svg:height="2.286cm" svg:x="3.957cm" svg:y="5.666cm">
          <text:p text:style-name="P5"><text:span text:style-name="T2">setup.py</text:span><text:span text:style-name="T3">,</text:span><text:span text:style-name="T3"><text:line-break/></text:span><text:span text:style-name="T2">pyproject.toml</text:span><text:span text:style-name="T3">, …</text:span></text:p>
          <text:p text:style-name="P5"><text:span text:style-name="T3"/></text:p>
          <text:p text:style-name="P6"><text:span text:style-name="T4">Project configuration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4.826cm" svg:height="2.286cm" svg:x="3.957cm" svg:y="8.46cm">
          <text:p text:style-name="P3"><text:span text:style-name="T2">requirements.txt.in</text:span></text:p>
          <text:p text:style-name="P3"><text:span text:style-name="T5"/></text:p>
          <text:p text:style-name="P8"><text:span text:style-name="T5">Constraints and </text:span><text:span text:style-name="T5"><text:line-break/></text:span><text:span text:style-name="T5">pip options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4.826cm" svg:height="2.286cm" svg:x="3.957cm" svg:y="11.254cm">
          <text:p text:style-name="P8"><text:span text:style-name="T2">requirements.txt</text:span><text:span text:style-name="T5"><text:line-break/></text:span><text:span text:style-name="T5"><text:line-break/></text:span><text:span text:style-name="T5">Pinned dependencies</text:span><text:span text:style-name="T5"><text:line-break/></text:span><text:span text:style-name="T5">and pip options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0" draw:layer="layout" svg:x1="9.001cm" svg:y1="6.969cm" svg:x2="11.922cm" svg:y2="9.128cm">
          <text:p/>
        </draw:line>
        <draw:line draw:style-name="gr6" draw:text-style-name="P10" draw:layer="layout" svg:x1="9.001cm" svg:y1="9.699cm" svg:x2="11.922cm" svg:y2="9.699cm">
          <text:p/>
        </draw:line>
        <draw:line draw:style-name="gr6" draw:text-style-name="P10" draw:layer="layout" svg:x1="9.001cm" svg:y1="12.303cm" svg:x2="11.922cm" svg:y2="10.271cm">
          <text:p/>
        </draw:line>
        <draw:custom-shape draw:style-name="gr7" draw:text-style-name="P12" draw:layer="layout" svg:width="5.715cm" svg:height="2.667cm" svg:x="12.049cm" svg:y="8.366cm">
          <text:p text:style-name="P11"><text:span text:style-name="T6">pip-df syn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0" draw:layer="layout" svg:x1="18.018cm" svg:y1="9.699cm" svg:x2="20.812cm" svg:y2="9.699cm">
          <text:p/>
        </draw:line>
        <draw:polyline draw:style-name="gr8" draw:text-style-name="P13" draw:layer="controls" svg:width="3.428cm" svg:height="8.762cm" draw:transform="rotate (-1.5707963267949) translate (14.843cm 11.287cm)" svg:viewBox="0 0 3429 8763" draw:points="0,0 3429,0 3429,8763 2413,8763">
          <text:p/>
        </draw:polyline>
        <draw:custom-shape draw:style-name="gr9" draw:text-style-name="P4" draw:layer="controls" svg:width="3.467cm" svg:height="1.867cm" svg:x="21.063cm" svg:y="8.83cm">
          <text:p text:style-name="P3">Installed project<text:line-break/>and dependencies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rols" svg:width="3.467cm" svg:height="1.867cm" svg:x="21.536cm" svg:y="9.29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controls" svg:width="3.467cm" svg:height="1.867cm" svg:x="21.32cm" svg:y="9.039cm">
          <text:p text:style-name="P3"/>
          <draw:enhanced-geometry svg:viewBox="0 0 21600 21600" draw:type="rectangle" draw:enhanced-path="M 0 0 L 21600 0 21600 21600 0 21600 0 0 Z N"/>
        </draw:custom-shape>
        <draw:custom-shape draw:style-name="gr12" draw:text-style-name="P14" draw:layer="controls" svg:width="3.467cm" svg:height="1.867cm" svg:x="21.063cm" svg:y="8.83cm">
          <text:p text:style-name="P3">Installed project<text:line-break/>and dependenci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909fb0" draw:end-color="#47698d" draw:start-intensity="100%" draw:end-intensity="100%" draw:angle="300" draw:border="0%"/>
    <draw:gradient draw:name="Pastel_20_Bouquet" draw:display-name="Pastel Bouquet" draw:style="linear" draw:start-color="#b4c7dc" draw:end-color="#5983b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9:41:14.430196026</meta:creation-date>
    <dc:date>2020-07-19T22:15:31.208001641</dc:date>
    <meta:editing-duration>PT49M55S</meta:editing-duration>
    <meta:editing-cycles>7</meta:editing-cycles>
    <meta:generator>LibreOffice/6.4.4.2$Linux_X86_64 LibreOffice_project/40$Build-2</meta:generator>
    <meta:document-statistic meta:object-count="15"/>
  </office:meta>
</office:document-meta>
</file>